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87b6" officeooo:paragraph-rsid="0002cd0b" style:font-weight-asian="bold" style:font-weight-complex="bold"/>
    </style:style>
    <style:style style:name="P2" style:family="paragraph" style:parent-style-name="Heading_20_1">
      <style:text-properties officeooo:rsid="000187b6" officeooo:paragraph-rsid="0002cd0b"/>
    </style:style>
    <style:style style:name="P3" style:family="paragraph" style:parent-style-name="Heading_20_2">
      <style:text-properties officeooo:paragraph-rsid="0002cd0b"/>
    </style:style>
    <style:style style:name="P4" style:family="paragraph" style:parent-style-name="Standard">
      <style:text-properties fo:font-weight="normal" officeooo:rsid="000187b6" officeooo:paragraph-rsid="0002cd0b" style:font-weight-asian="normal" style:font-weight-complex="normal"/>
    </style:style>
    <style:style style:name="P5" style:family="paragraph" style:parent-style-name="Standard">
      <style:text-properties fo:font-weight="normal" officeooo:rsid="0002cd0b" officeooo:paragraph-rsid="0002cd0b" style:font-weight-asian="normal" style:font-weight-complex="normal"/>
    </style:style>
    <style:style style:name="P6" style:family="paragraph" style:parent-style-name="Standard">
      <style:text-properties fo:font-weight="bold" officeooo:rsid="0002cd0b" officeooo:paragraph-rsid="0002cd0b" style:font-weight-asian="bold" style:font-weight-complex="bold"/>
    </style:style>
    <style:style style:name="P7" style:family="paragraph" style:parent-style-name="Standard">
      <style:text-properties fo:font-weight="bold" officeooo:rsid="000187b6" officeooo:paragraph-rsid="0002cd0b" style:font-weight-asian="bold" style:font-weight-complex="bold"/>
    </style:style>
    <style:style style:name="P8" style:family="paragraph" style:parent-style-name="Standard">
      <style:text-properties fo:language="es" fo:country="ES" fo:font-weight="normal" officeooo:rsid="000187b6" officeooo:paragraph-rsid="0002cd0b" style:font-weight-asian="normal" style:font-weight-complex="normal"/>
    </style:style>
    <style:style style:name="P9" style:family="paragraph" style:parent-style-name="Standard">
      <style:text-properties fo:language="es" fo:country="ES" fo:font-weight="normal" officeooo:rsid="0002cd0b" officeooo:paragraph-rsid="0002cd0b" style:font-weight-asian="normal" style:font-weight-complex="normal"/>
    </style:style>
    <style:style style:name="P10" style:family="paragraph" style:parent-style-name="Standard">
      <style:text-properties fo:language="es" fo:country="ES" fo:font-weight="normal" officeooo:rsid="000487a0" officeooo:paragraph-rsid="000487a0" style:font-weight-asian="normal" style:font-weight-complex="normal"/>
    </style:style>
    <style:style style:name="P11" style:family="paragraph" style:parent-style-name="Standard">
      <style:text-properties fo:language="es" fo:country="ES" fo:font-weight="bold" officeooo:rsid="0002cd0b" officeooo:paragraph-rsid="0002cd0b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es" fo:country="ES" fo:font-weight="normal" style:font-weight-asian="normal" style:font-weight-complex="normal"/>
    </style:style>
    <style:style style:name="T3" style:family="text">
      <style:text-properties fo:language="es" fo:country="ES" fo:font-weight="normal" officeooo:rsid="000187b6" style:font-weight-asian="normal" style:font-weight-complex="normal"/>
    </style:style>
    <style:style style:name="T4" style:family="text">
      <style:text-properties officeooo:rsid="0002cd0b"/>
    </style:style>
    <style:style style:name="T5" style:family="text">
      <style:text-properties officeooo:rsid="000487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4">IMPSCAPE </text:span>Lore</text:h>
      <text:h text:style-name="P3" text:outline-level="2">MAP01</text:h>
      <text:p text:style-name="P1">MENSAJE EN LA HABITACION DE INICIO:</text:p>
      <text:p text:style-name="P4">EN:</text:p>
      <text:p text:style-name="P5">INCOMING MESSAGE:</text:p>
      <text:p text:style-name="P4">So, joe, you have finished with controlling the imps?</text:p>
      <text:p text:style-name="P5">Remember sending them to Demon control lab #2 once you have finished.</text:p>
      <text:p text:style-name="P6"/>
      <text:p text:style-name="P4">ES:</text:p>
      <text:p text:style-name="P5">MENSAJE ENTRANTE:</text:p>
      <text:p text:style-name="P8">Entonces, juan, terminaste de controlar los imps?</text:p>
      <text:p text:style-name="P9">Acordate de enviarlos al Laboratorio de control demoniaco #2 cuando termines.</text:p>
      <text:p text:style-name="P1"/>
      <text:p text:style-name="P11">MENSAJE EN LA SALA DE LA LLAVE ROJA</text:p>
      <text:p text:style-name="P9">EN:</text:p>
      <text:p text:style-name="P9">DEMON CONTAINMENT D STATUS:</text:p>
      <text:p text:style-name="P9">- GENERAL JAIL CLUSTER: OK</text:p>
      <text:p text:style-name="P9">- UNDERGROUND JAILS: OK</text:p>
      <text:p text:style-name="P9">- DEMON CONTROL JAILS: ERROR!! SECURITY ALERT EMITED</text:p>
      <text:p text:style-name="P6"/>
      <text:p text:style-name="P9">ES:</text:p>
      <text:p text:style-name="P9">ESTADO DE CONTENCION DE DEMONIOS D:</text:p>
      <text:p text:style-name="P9">- CLUSTER DE CELDAS GENERAL: OK</text:p>
      <text:p text:style-name="P9">- CELDAS SUBTERRANEAS: OK</text:p>
      <text:p text:style-name="P9">- CELDAS DE CONTROL DEMONIACO: ERROR!! ALERTA DE SEGURIDAD EMITIDA</text:p>
      <text:p text:style-name="P6"/>
      <text:p text:style-name="P11">MENSAJE EN LA SALA FINAL</text:p>
      <text:p text:style-name="P9">EN:</text:p>
      <text:p text:style-name="P9">INCOMING MESSAGE:</text:p>
      <text:p text:style-name="P9">EMERGENCY ALERT!! EMERGENCY ALERT!! AN IMP ESCAPED FROM ITS JAIL!! ITS KILLING EVERYONE HERE!! SEND <text:span text:style-name="T5">MARINES!!</text:span></text:p>
      <text:p text:style-name="P10">ES:</text:p>
      <text:p text:style-name="P10">MENSAJE ENTRANTE:</text:p>
      <text:p text:style-name="P10">EMERGENCIA!! EMERGENCIA!! UN IMP SE ESCAPO DE SU CELDA!! ESTA MATANDO A TODOS AQUI!! MANDEN REFUERZOS!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1T12:47:59.151000000</meta:creation-date>
    <dc:date>2023-07-21T19:56:40.742000000</dc:date>
    <meta:editing-duration>PT7H8M41S</meta:editing-duration>
    <meta:editing-cycles>3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29" meta:word-count="154" meta:character-count="943" meta:non-whitespace-character-count="818"/>
  </office:meta>
</office:document-meta>
</file>